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930000006073A1B1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P2" style:family="paragraph" style:parent-style-name="Standard" style:list-style-name="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.1945in" fo:margin-bottom="0.1945in" style:contextual-spacing="false" fo:line-height="100%"/>
    </style:style>
    <style:style style:name="P4" style:family="paragraph" style:parent-style-name="Standard">
      <style:paragraph-properties fo:margin-top="0.1945in" fo:margin-bottom="0.1945in" style:contextual-spacing="false" fo:line-height="100%" fo:break-before="page"/>
    </style:style>
    <style:style style:name="P5" style:family="paragraph" style:parent-style-name="Standard" style:list-style-name="WWNum4">
      <style:paragraph-properties fo:margin-top="0.1945in" fo:margin-bottom="0in" style:contextual-spacing="false" fo:line-height="100%"/>
    </style:style>
    <style:style style:name="P6" style:family="paragraph" style:parent-style-name="Standard" style:list-style-name="WWNum4">
      <style:paragraph-properties fo:margin-top="0in" fo:margin-bottom="0in" style:contextual-spacing="false" fo:line-height="100%"/>
    </style:style>
    <style:style style:name="P7" style:family="paragraph" style:parent-style-name="Standard" style:list-style-name="WWNum5">
      <style:paragraph-properties fo:margin-top="0.1945in" fo:margin-bottom="0in" style:contextual-spacing="false" fo:line-height="100%"/>
    </style:style>
    <style:style style:name="P8" style:family="paragraph" style:parent-style-name="Standard" style:list-style-name="WWNum5">
      <style:paragraph-properties fo:margin-top="0in" fo:margin-bottom="0in" style:contextual-spacing="false" fo:line-height="100%"/>
    </style:style>
    <style:style style:name="P9" style:family="paragraph" style:parent-style-name="Standard" style:list-style-name="WWNum5">
      <style:paragraph-properties fo:margin-top="0in" fo:margin-bottom="0.1945in" style:contextual-spacing="false" fo:line-height="100%"/>
    </style:style>
    <style:style style:name="P10" style:family="paragraph" style:parent-style-name="Standard" style:list-style-name="WWNum6">
      <style:paragraph-properties fo:margin-top="0.1945in" fo:margin-bottom="0in" style:contextual-spacing="false" fo:line-height="100%"/>
    </style:style>
    <style:style style:name="P11" style:family="paragraph" style:parent-style-name="Standard" style:list-style-name="WWNum6">
      <style:paragraph-properties fo:margin-top="0in" fo:margin-bottom="0in" style:contextual-spacing="false" fo:line-height="100%"/>
    </style:style>
    <style:style style:name="P12" style:family="paragraph" style:parent-style-name="Standard" style:list-style-name="WWNum6">
      <style:paragraph-properties fo:margin-top="0in" fo:margin-bottom="0.1945in" style:contextual-spacing="false" fo:line-height="100%"/>
    </style:style>
    <style:style style:name="P13" style:family="paragraph" style:parent-style-name="Standard" style:list-style-name="WWNum7">
      <style:paragraph-properties fo:margin-top="0.1945in" fo:margin-bottom="0in" style:contextual-spacing="false" fo:line-height="100%"/>
    </style:style>
    <style:style style:name="P14" style:family="paragraph" style:parent-style-name="Standard" style:list-style-name="WWNum7">
      <style:paragraph-properties fo:margin-top="0in" fo:margin-bottom="0in" style:contextual-spacing="false" fo:line-height="100%"/>
    </style:style>
    <style:style style:name="P15" style:family="paragraph" style:parent-style-name="Standard" style:list-style-name="WWNum7">
      <style:paragraph-properties fo:margin-top="0in" fo:margin-bottom="0.1945in" style:contextual-spacing="false" fo:line-height="100%"/>
    </style:style>
    <style:style style:name="P16" style:family="paragraph" style:parent-style-name="Standard" style:list-style-name="WWNum8">
      <style:paragraph-properties fo:margin-top="0.1945in" fo:margin-bottom="0in" style:contextual-spacing="false" fo:line-height="100%"/>
    </style:style>
    <style:style style:name="P17" style:family="paragraph" style:parent-style-name="Standard" style:list-style-name="WWNum8">
      <style:paragraph-properties fo:margin-top="0in" fo:margin-bottom="0.1945in" style:contextual-spacing="false" fo:line-height="100%"/>
    </style:style>
    <style:style style:name="P18" style:family="paragraph" style:parent-style-name="Standard" style:list-style-name="WWNum9">
      <style:paragraph-properties fo:margin-top="0.1945in" fo:margin-bottom="0in" style:contextual-spacing="false" fo:line-height="100%"/>
    </style:style>
    <style:style style:name="P19" style:family="paragraph" style:parent-style-name="Standard" style:list-style-name="WWNum9">
      <style:paragraph-properties fo:margin-top="0in" fo:margin-bottom="0in" style:contextual-spacing="false" fo:line-height="100%"/>
    </style:style>
    <style:style style:name="P20" style:family="paragraph" style:parent-style-name="Standard" style:list-style-name="WWNum9">
      <style:paragraph-properties fo:margin-top="0in" fo:margin-bottom="0.1945in" style:contextual-spacing="false" fo:line-height="100%"/>
    </style:style>
    <style:style style:name="P21" style:family="paragraph" style:parent-style-name="Standard" style:list-style-name="WWNum10">
      <style:paragraph-properties fo:margin-top="0.1945in" fo:margin-bottom="0.1945in" style:contextual-spacing="false" fo:line-height="100%"/>
    </style:style>
    <style:style style:name="P22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23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P24" style:family="paragraph" style:parent-style-name="Standard" style:list-style-name="" style:master-page-name="First_20_Page">
      <style:paragraph-properties fo:margin-top="0in" fo:margin-bottom="0in" style:contextual-spacing="false" fo:line-height="100%" style:page-number="auto"/>
      <style:text-properties style:font-name="Calibri" fo:font-size="12pt" style:font-size-asian="12pt" style:font-size-complex="12pt"/>
    </style:style>
    <style:style style:name="P25" style:family="paragraph" style:parent-style-name="Standard" style:list-style-name="WWNum4">
      <style:paragraph-properties fo:margin-top="0in" fo:margin-bottom="0in" style:contextual-spacing="false" fo:line-height="100%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WWNum4">
      <style:paragraph-properties fo:margin-top="0in" fo:margin-bottom="0in" style:contextual-spacing="false" fo:line-height="100%"/>
      <style:text-properties style:font-name="Times New Roman" fo:font-size="12pt" fo:font-style="italic" officeooo:rsid="000020ae" officeooo:paragraph-rsid="000020ae" style:font-name-asian="Times New Roman1" style:font-size-asian="12pt" style:font-style-asian="italic" style:font-name-complex="Times New Roman1" style:font-size-complex="12pt" style:font-style-complex="italic"/>
    </style:style>
    <style:style style:name="P27" style:family="paragraph" style:parent-style-name="Standard" style:list-style-name="WWNum4">
      <style:paragraph-properties fo:margin-top="0in" fo:margin-bottom="0.1945in" style:contextual-spacing="false" fo:line-height="100%"/>
      <style:text-properties style:font-name="Times New Roman" fo:font-size="12pt" fo:font-style="italic" officeooo:rsid="000020ae" officeooo:paragraph-rsid="000020ae" style:font-name-asian="Times New Roman1" style:font-size-asian="12pt" style:font-style-asian="italic" style:font-name-complex="Times New Roman1" style:font-size-complex="12pt" style:font-style-complex="italic"/>
    </style:style>
    <style:style style:name="P28" style:family="paragraph" style:parent-style-name="Standard" style:list-style-name="WWNum5">
      <style:paragraph-properties fo:margin-top="0in" fo:margin-bottom="0in" style:contextual-spacing="false" fo:line-height="100%"/>
      <style:text-properties style:font-name="Times New Roman" fo:font-size="12pt" fo:font-style="italic" officeooo:rsid="0001e6b6" officeooo:paragraph-rsid="0001e6b6" style:font-name-asian="Times New Roman1" style:font-size-asian="12pt" style:font-style-asian="italic" style:font-name-complex="Times New Roman1" style:font-size-complex="12pt" style:font-style-complex="italic"/>
    </style:style>
    <style:style style:name="P29" style:family="paragraph" style:parent-style-name="Standard" style:list-style-name="WWNum4">
      <style:paragraph-properties fo:margin-top="0in" fo:margin-bottom="0.194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 style:list-style-name="WWNum4">
      <style:paragraph-properties fo:margin-top="0in" fo:margin-bottom="0.1945in" style:contextual-spacing="false" fo:line-height="100%"/>
      <style:text-properties officeooo:rsid="000020ae" officeooo:paragraph-rsid="000020ae"/>
    </style:style>
    <style:style style:name="P32" style:family="paragraph" style:parent-style-name="Standard">
      <style:paragraph-properties fo:margin-top="0in" fo:margin-bottom="0in" style:contextual-spacing="false"/>
      <style:text-properties style:font-name="Arial" style:font-name-complex="Arial1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2pt" fo:font-weight="bold" style:font-size-asian="12pt" style:font-weight-asian="bold" style:font-size-complex="12pt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47394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8" style:family="text">
      <style:text-properties style:font-name="Times New Roman" fo:font-size="12pt" fo:font-style="italic" style:text-underline-style="none" style:font-name-asian="Times New Roman1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2pt" fo:font-style="italic" style:text-underline-style="none" officeooo:rsid="00047394" style:font-name-asian="Times New Roman1" style:font-size-asian="12pt" style:font-style-asian="italic" style:font-name-complex="Times New Roman1" style:font-size-complex="12pt" style:font-style-complex="italic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047394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style:text-underline-style="none" officeooo:rsid="00047394" style:font-name-asian="Times New Roman1" style:font-size-asian="12pt" style:font-name-complex="Times New Roman1" style:font-size-complex="12pt"/>
    </style:style>
    <style:style style:name="T14" style:family="text">
      <style:text-properties style:font-name="Arial" style:font-name-complex="Arial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26in" fo:margin-right="0.0063in" fo:margin-top="0.0146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 loext:marker-style-name="T2"/>
      <text:p text:style-name="P3" loext:marker-style-name="T5"><text:span text:style-name="T4">I. Grundlagen von Link Aggregation Control Protocol (LACP)</text:span><text:span text:style-name="T4"/></text:p>
      <text:list text:style-name="WWNum4">
        <text:list-item>
          <text:p text:style-name="P5" loext:marker-style-name="T5"><text:span text:style-name="T4">Was ist LACP?</text:span><text:span text:style-name="T4"/></text:p>
          <text:list>
            <text:list-item>
              <text:p text:style-name="P25">Erkläre in eigenen Worten, was der Link Aggregation Control Protocol (LACP) ist.</text:p>
              <text:p text:style-name="P26">LACP kombiniert mehrere Netzwerkverbindungen und lässt sie parallel laufen.</text:p>
            </text:list-item>
          </text:list>
        </text:list-item>
        <text:list-item>
          <text:p text:style-name="P6" loext:marker-style-name="T5"><text:span text:style-name="T4">Ziel von LACP:</text:span><text:span text:style-name="T4"/></text:p>
          <text:list>
            <text:list-item>
              <text:p text:style-name="P6" loext:marker-style-name="T5"><text:span text:style-name="T5">Welches Hauptziel verfolgt LACP in Netzwerken?</text:span></text:p>
              <text:p text:style-name="P26">LACP erhöht die Menge an Daten, die gleichzeitig versendet werden können, über das Maximum einer einzelnen Verbindung.</text:p>
            </text:list-item>
          </text:list>
        </text:list-item>
        <text:list-item>
          <text:p text:style-name="P6" loext:marker-style-name="T5"><text:span text:style-name="T4">Vorteile von LACP:</text:span><text:span text:style-name="T4"/></text:p>
          <text:list>
            <text:list-item>
              <text:p text:style-name="P29">Liste und erkläre mindestens drei Vorteile der Verwendung von LACP.</text:p>
              <text:p text:style-name="P27">1. Höhere Geschwindigkeit</text:p>
              <text:p text:style-name="P27">2. Redundanz</text:p>
              <text:p text:style-name="P31"><text:span text:style-name="T7">3.</text:span><text:span text:style-name="T8"> </text:span><text:span text:style-name="T9">Lastenausgleich</text:span></text:p>
            </text:list-item>
          </text:list>
        </text:list-item>
      </text:list>
      <text:p text:style-name="P3" loext:marker-style-name="T5"><text:span text:style-name="T4">II. Funktionen von LACP</text:span><text:span text:style-name="T4"/></text:p>
      <text:list text:style-name="WWNum5">
        <text:list-item>
          <text:p text:style-name="P7" loext:marker-style-name="T5"><text:span text:style-name="T4">Aggregationsgruppen:</text:span><text:span text:style-name="T4"/></text:p>
          <text:list>
            <text:list-item>
              <text:p text:style-name="P8" loext:marker-style-name="T5"><text:span text:style-name="T5">Was versteht man unter einer "Aggregationsgruppe" in Bezug auf LACP?</text:span></text:p>
              <text:p text:style-name="P28">Darunter versteht man die kombinierte Ansammlung an physischen Ports</text:p>
            </text:list-item>
          </text:list>
        </text:list-item>
        <text:list-item>
          <text:p text:style-name="P8" loext:marker-style-name="T5"><text:span text:style-name="T4">Verbindungstrunk (Link Bundle):</text:span><text:span text:style-name="T4"/></text:p>
          <text:list>
            <text:list-item>
              <text:p text:style-name="P9" loext:marker-style-name="T5"><text:span text:style-name="T5">Erkläre den Begriff "Verbindungstrunk" und wie er mit LACP verbunden ist.</text:span></text:p>
              <text:p text:style-name="P9" loext:marker-style-name="T5"><text:span text:style-name="T5"/></text:p>
            </text:list-item>
          </text:list>
        </text:list-item>
      </text:list>
      <text:p text:style-name="P3" loext:marker-style-name="T5"><text:span text:style-name="T4">III. Konfiguration von LACP</text:span><text:span text:style-name="T4"/></text:p>
      <text:list text:style-name="WWNum6">
        <text:list-item>
          <text:p text:style-name="P10" loext:marker-style-name="T5"><text:span text:style-name="T4">Konfigurationsschritte:</text:span><text:span text:style-name="T4"/></text:p>
          <text:list>
            <text:list-item>
              <text:p text:style-name="P11" loext:marker-style-name="T5"><text:span text:style-name="T5">Beschreibe die grundlegenden Schritte zur Konfiguration von LACP auf Netzwerkgeräten.</text:span></text:p>
              <text:p text:style-name="P11" loext:marker-style-name="T5"><text:span text:style-name="T5"/></text:p>
            </text:list-item>
          </text:list>
        </text:list-item>
        <text:list-item>
          <text:p text:style-name="P11" loext:marker-style-name="T5"><text:span text:style-name="T4">LACP-Modi:</text:span><text:span text:style-name="T4"/></text:p>
          <text:list>
            <text:list-item>
              <text:p text:style-name="P12" loext:marker-style-name="T5"><text:span text:style-name="T5">Erkläre die beiden LACP-Modi (Active und Passive) und ihre Unterschiede.</text:span><text:span text:style-name="T5"/></text:p>
            </text:list-item>
          </text:list>
        </text:list-item>
      </text:list>
      <text:p text:style-name="P3" loext:marker-style-name="T5"><text:span text:style-name="T4">IV. Praktische Anwendung von LACP</text:span><text:span text:style-name="T4"/></text:p>
      <text:list text:style-name="WWNum7">
        <text:list-item>
          <text:p text:style-name="P13" loext:marker-style-name="T5"><text:span text:style-name="T4">Szenario:</text:span><text:span text:style-name="T4"/></text:p>
          <text:list>
            <text:list-item>
              <text:p text:style-name="P14" loext:marker-style-name="T5"><text:span text:style-name="T5">Stelle dir vor, du bist ein Netzwerkadministrator. Erläutere, warum du dich für die Implementierung von LACP in einem Netzwerk entscheiden würdest.</text:span><text:span text:style-name="T5"/></text:p>
            </text:list-item>
          </text:list>
        </text:list-item>
        <text:list-item>
          <text:p text:style-name="P14" loext:marker-style-name="T5"><text:span text:style-name="T4">Troubleshooting:</text:span><text:span text:style-name="T4"/></text:p>
          <text:list>
            <text:list-item>
              <text:p text:style-name="P15" loext:marker-style-name="T5"><text:span text:style-name="T5">Nenne mindestens zwei mögliche Probleme, die bei der Implementierung von LACP auftreten könnten, und wie du sie lösen würdest.</text:span><text:span text:style-name="T5"/></text:p>
            </text:list-item>
          </text:list>
        </text:list-item>
      </text:list>
      <text:p text:style-name="P3" loext:marker-style-name="T5"><text:span text:style-name="T4">V. Fallstudie: LACP in der Praxis</text:span><text:span text:style-name="T4"/></text:p>
      <text:list text:style-name="WWNum8">
        <text:list-item>
          <text:p text:style-name="P16" loext:marker-style-name="T5"><text:soft-page-break/><text:span text:style-name="T4">Fallstudie:</text:span><text:span text:style-name="T4"/></text:p>
          <text:list>
            <text:list-item>
              <text:p text:style-name="P17" loext:marker-style-name="T5"><text:span text:style-name="T5">Recherchiere und beschreibe eine echte Fallstudie oder Anwendungssituation, in der die Implementierung von LACP erfolgreich eingesetzt wurde.</text:span><text:span text:style-name="T5"/></text:p>
            </text:list-item>
          </text:list>
        </text:list-item>
      </text:list>
      <text:p text:style-name="P3" loext:marker-style-name="T5"><text:span text:style-name="T4">VI. Zusammenfassung</text:span><text:span text:style-name="T4"/></text:p>
      <text:list text:style-name="WWNum9">
        <text:list-item>
          <text:p text:style-name="P18" loext:marker-style-name="T5"><text:span text:style-name="T4">Schlüsselerkenntnisse:</text:span><text:span text:style-name="T4"/></text:p>
          <text:list>
            <text:list-item>
              <text:p text:style-name="P19" loext:marker-style-name="T5"><text:span text:style-name="T5">Fasse die wichtigsten Erkenntnisse zu Link Aggregation Control Protocol (LACP) zusammen.</text:span><text:span text:style-name="T5"/></text:p>
            </text:list-item>
          </text:list>
        </text:list-item>
        <text:list-item>
          <text:p text:style-name="P19" loext:marker-style-name="T5"><text:span text:style-name="T4">Reflexion:</text:span><text:span text:style-name="T4"/></text:p>
          <text:list>
            <text:list-item>
              <text:p text:style-name="P20" loext:marker-style-name="T5"><text:span text:style-name="T5">Was sind deine Gedanken und Meinungen zu LACP nach der Bearbeitung dieses Arbeitsblatts?</text:span><text:span text:style-name="T5"/></text:p>
            </text:list-item>
          </text:list>
        </text:list-item>
      </text:list>
      <text:p text:style-name="P30" loext:marker-style-name="T4"/>
      <text:p text:style-name="P4" loext:marker-style-name="T5"><text:bookmark text:name="_GoBack"/><text:span text:style-name="T4">Quellen:</text:span><text:span text:style-name="T4"/></text:p>
      <text:list text:style-name="WWNum10">
        <text:list-item>
          <text:p text:style-name="P21" loext:marker-style-name="T5"><text:span text:style-name="T5">Liste hier alle Quellen auf, die du für die Erstellung dieses Arbeitsblatts verwendet hast.</text:span><text:span text:style-name="T5"/></text:p>
        </text:list-item>
      </text:list>
      <text:p text:style-name="P32" loext:marker-style-name="T14"/>
      <text:p text:style-name="P32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ntarell" style:font-size-asian="11pt" style:language-asian="de" style:country-asian="DE" style:font-name-complex="Nimbus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ntarell" style:font-size-asian="11pt" style:language-asian="de" style:country-asian="DE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körper_20_Zchn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ntarell" style:font-family-asian="Cantarell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 loext:linked-style-name="Header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_20__28_WW_29_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Überschrift_20_1_20_Zchn" style:display-name="Überschrift 1 Zchn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ntarell" style:font-family-asian="Cantarell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Überschrift_20_3_20_Zchn" style:display-name="Überschrift 3 Zchn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Überschrift_20_4_20_Zchn" style:display-name="Überschrift 4 Zchn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7_20_Zchn" style:display-name="Überschrift 7 Zchn" style:family="text" style:parent-style-name="Default_20_Paragraph_20_Font_20__28_WW_29_" loext:linked-style-name="Heading_20_7"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Überschrift_20_8_20_Zchn" style:display-name="Überschrift 8 Zchn" style:family="text" style:parent-style-name="Default_20_Paragraph_20_Font_20__28_WW_29_" loext:linked-style-name="Heading_20_8"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Überschrift_20_9_20_Zchn" style:display-name="Überschrift 9 Zchn" style:family="text" style:parent-style-name="Default_20_Paragraph_20_Font_20__28_WW_29_" loext:linked-style-name="Heading_20_9"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el_20_Zchn" style:display-name="Titel Zchn" style:family="text" style:parent-style-name="Default_20_Paragraph_20_Font_20__28_WW_29_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Untertitel_20_Zchn" style:display-name="Untertitel Zchn" style:family="text" style:parent-style-name="Default_20_Paragraph_20_Font_20__28_WW_29_" loext:linked-style-name="Subtitle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Textkörper_20_Zchn" style:display-name="Textkörper Zchn" style:family="text" style:parent-style-name="Default_20_Paragraph_20_Font_20__28_WW_29_">
      <style:text-properties style:font-name="Arial" fo:font-family="Arial" style:font-family-generic="roman" style:font-pitch="variable" fo:language="de" fo:country="DE" style:font-name-asian="Times New Roman1" style:font-family-asian="'Times New Roman'" style:font-family-generic-asian="system" style:font-pitch-asian="variable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Larissa-Design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MP2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MP3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MP4" style:family="paragraph" style:parent-style-name="Standard" style:list-style-name="">
      <style:paragraph-properties fo:margin-top="0in" fo:margin-bottom="0in" style:contextual-spacing="false" fo:line-height="100%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Calibri" fo:font-size="12pt" fo:font-weight="bold" style:font-size-asian="12pt" style:font-weight-asian="bold" style:font-size-complex="12p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Calibri" fo:font-size="12pt" style:font-size-asian="12pt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26in" fo:margin-right="0.0063in" fo:margin-top="0.0146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0634in" fo:margin-left="0.9846in" fo:margin-right="0.3937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307in" fo:margin-left="0in" fo:margin-right="0in" fo:margin-top="0.2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898in" fo:margin-bottom="0.3937in" fo:margin-left="0.9846in" fo:margin-right="0.3937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h text:style-name="MP1" text:outline-level="1" loext:marker-style-name="MT1"><draw:frame draw:style-name="Mfr1" draw:name="Bild 1" text:anchor-type="char" svg:x="5.0547in" svg:y="-0.1492in" svg:width="1.5311in" svg:height="1in" draw:z-index="1"><draw:image xlink:href="Pictures/10000000000000930000006073A1B19C.jpg" xlink:type="simple" xlink:show="embed" xlink:actuate="onLoad" draw:mime-type="image/jpeg"/><svg:desc>BKH Logo 2015</svg:desc></draw:frame><text:span text:style-name="MT1">Fach: BSN / ITN</text:span><text:span text:style-name="MT1"/></text:h>
        <text:h text:style-name="MP2" text:outline-level="1" loext:marker-style-name="MT1"/>
        <text:p text:style-name="Text_20_body" loext:marker-style-name="MT2"><text:span text:style-name="MT1">Thema: Vorlage</text:span><text:span text:style-name="MT1"/></text:p>
        <text:h text:style-name="MP3" text:outline-level="1" loext:marker-style-name="MT1"/>
        <text:h text:style-name="MP4" text:outline-level="1" loext:marker-style-name="MT3"><draw:line text:anchor-type="char" draw:z-index="0" draw:name="Line 4" draw:style-name="Mgr1" draw:text-style-name="MP5" svg:x1="0.002in" svg:y1="0.1917in" svg:x2="6.9413in" svg:y2="0.1921in"><text:p/></draw:line><text:span text:style-name="MT3">Datum:</text:span><text:span text:style-name="MT3"/></text:h>
      </style:head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. Langhanki</meta:initial-creator>
    <meta:editing-cycles>4</meta:editing-cycles>
    <meta:print-date>2016-01-25T09:56:00</meta:print-date>
    <meta:creation-date>2024-01-09T12:16:00</meta:creation-date>
    <dc:date>2024-01-19T12:29:25.418560683</dc:date>
    <meta:editing-duration>PT28M4S</meta:editing-duration>
    <meta:generator>LibreOffice/7.6.4.1$Linux_X86_64 LibreOffice_project/60$Build-1</meta:generator>
    <meta:document-statistic meta:table-count="0" meta:image-count="1" meta:object-count="0" meta:page-count="3" meta:paragraph-count="43" meta:word-count="296" meta:character-count="1969" meta:non-whitespace-character-count="1747"/>
    <meta:user-defined meta:name="AppVersion">16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" xlink:href=""/>
  </office:meta>
</office:document-meta>
</file>